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line-height="150%"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.905cm" svg:x="1.635cm" svg:y="4.175cm">
          <text:p text:style-name="P1">python-3-patterns-idioms</text:p>
          <draw:enhanced-geometry svg:viewBox="0 0 21600 21600" draw:path-stretchpoint-x="10800" draw:path-stretchpoint-y="10800" draw:text-areas="?f3 ?f4 ?f5 ?f6" draw:mirror-horizontal="false" draw:mirror-vertical="false" draw:type="round-rectangle" draw:modifiers="2074.1440377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9.329cm" svg:height="0.64cm" svg:x="1.895cm" svg:y="2.905cm">
          <draw:text-box>
            <text:p text:style-name="P2">http://BitBucket.org/BruceEckel/python-3-patterns-idioms</text:p>
          </draw:text-box>
        </draw:frame>
        <draw:custom-shape draw:style-name="gr1" draw:text-style-name="P1" draw:layer="layout" svg:width="4.445cm" svg:height="1.905cm" svg:x="13.065cm" svg:y="6.715cm">
          <text:p text:style-name="P1">p3pi-devel</text:p>
          <draw:enhanced-geometry svg:viewBox="0 0 21600 21600" draw:path-stretchpoint-x="10800" draw:path-stretchpoint-y="10800" draw:text-areas="?f3 ?f4 ?f5 ?f6" draw:mirror-horizontal="false" draw:mirror-vertical="false" draw:type="round-rectangle" draw:modifiers="2074.1440377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4.175cm" svg:y="15.605cm">
          <text:p text:style-name="P1">p3pi-trunk</text:p>
          <draw:enhanced-geometry svg:viewBox="0 0 21600 21600" draw:path-stretchpoint-x="10800" draw:path-stretchpoint-y="10800" draw:text-areas="?f3 ?f4 ?f5 ?f6" draw:mirror-horizontal="false" draw:mirror-vertical="false" draw:type="round-rectangle" draw:modifiers="2074.1440377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13.065cm" svg:y="15.605cm">
          <text:p text:style-name="P1">p3pi-devel</text:p>
          <draw:enhanced-geometry svg:viewBox="0 0 21600 21600" draw:path-stretchpoint-x="10800" draw:path-stretchpoint-y="10800" draw:text-areas="?f3 ?f4 ?f5 ?f6" draw:mirror-horizontal="false" draw:mirror-vertical="false" draw:type="round-rectangle" draw:modifiers="2074.1440377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" draw:text-style-name="P3" draw:layer="layout" svg:x1="2.27cm" svg:y1="11.02cm" svg:x2="19.415cm" svg:y2="11.02cm">
            <text:p/>
          </draw:line>
          <draw:line draw:style-name="gr3" draw:text-style-name="P3" draw:layer="layout" svg:x1="2.27cm" svg:y1="11.42cm" svg:x2="19.415cm" svg:y2="11.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Line_20_with_20_Fine_20_Dots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arko Tymciurak</meta:initial-creator>
    <meta:creation-date>2008-11-11T20:59:36.39</meta:creation-date>
    <dc:date>2008-11-11T22:50:36.48</dc:date>
    <dc:creator>Yarko Tymciurak</dc:creator>
    <meta:editing-duration>PT01H20M38S</meta:editing-duration>
    <meta:editing-cycles>3</meta:editing-cycles>
    <meta:generator>OpenOffice.org/3.0$Win32 OpenOffice.org_project/300m9$Build-9358</meta:gener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